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183">
            <text:p>T-183</text:p>
          </table:table-cell>
          <table:table-cell office:value-type="float" office:value="70.6166">
            <text:p>70.6166</text:p>
          </table:table-cell>
          <table:table-cell office:value-type="float" office:value="22.715175">
            <text:p>22.715175</text:p>
          </table:table-cell>
          <table:table-cell office:value-type="float" office:value="5700.0">
            <text:p>57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78">
            <text:p>9.78</text:p>
          </table:table-cell>
          <table:table-cell office:value-type="float" office:value="1.14">
            <text:p>1.14</text:p>
          </table:table-cell>
          <table:table-cell office:value-type="float" office:value="1.1413020058831944">
            <text:p>1.1413020058831944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577">
            <text:p>T-4577</text:p>
          </table:table-cell>
          <table:table-cell office:value-type="float" office:value="70.7608386520406">
            <text:p>70.7608386520406</text:p>
          </table:table-cell>
          <table:table-cell office:value-type="float" office:value="23.1121953329166">
            <text:p>23.1121953329166</text:p>
          </table:table-cell>
          <table:table-cell office:value-type="float" office:value="3560.0">
            <text:p>356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55">
            <text:p>7.55</text:p>
          </table:table-cell>
          <table:table-cell office:value-type="float" office:value="1.13">
            <text:p>1.13</text:p>
          </table:table-cell>
          <table:table-cell office:value-type="float" office:value="1.1280279159948794">
            <text:p>1.1280279159948794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184">
            <text:p>T-184</text:p>
          </table:table-cell>
          <table:table-cell office:value-type="float" office:value="70.6166">
            <text:p>70.6166</text:p>
          </table:table-cell>
          <table:table-cell office:value-type="float" office:value="22.715175">
            <text:p>22.715175</text:p>
          </table:table-cell>
          <table:table-cell office:value-type="float" office:value="5500.0">
            <text:p>5500.0</text:p>
          </table:table-cell>
          <table:table-cell office:value-type="float" office:value="150.0">
            <text:p>1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78">
            <text:p>9.78</text:p>
          </table:table-cell>
          <table:table-cell office:value-type="float" office:value="1.14">
            <text:p>1.14</text:p>
          </table:table-cell>
          <table:table-cell office:value-type="float" office:value="1.1413020058831944">
            <text:p>1.1413020058831944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113">
            <text:p>T-4113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7550.0">
            <text:p>7550.0</text:p>
          </table:table-cell>
          <table:table-cell office:value-type="float" office:value="130.0">
            <text:p>13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.1">
            <text:p>11.1</text:p>
          </table:table-cell>
          <table:table-cell office:value-type="float" office:value="1.18">
            <text:p>1.18</text:p>
          </table:table-cell>
          <table:table-cell office:value-type="float" office:value="1.1804498510427668">
            <text:p>1.1804498510427668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ra-404">
            <text:p>Tra-404</text:p>
          </table:table-cell>
          <table:table-cell office:value-type="float" office:value="70.6167">
            <text:p>70.6167</text:p>
          </table:table-cell>
          <table:table-cell office:value-type="float" office:value="22.72">
            <text:p>22.72</text:p>
          </table:table-cell>
          <table:table-cell office:value-type="float" office:value="7238.0">
            <text:p>7238.0</text:p>
          </table:table-cell>
          <table:table-cell office:value-type="float" office:value="42.0">
            <text:p>42.0</text:p>
          </table:table-cell>
          <table:table-cell office:value-type="string" office:value="Terrestrial plant remains">
            <text:p>Terrestrial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03">
            <text:p>11.03</text:p>
          </table:table-cell>
          <table:table-cell office:value-type="float" office:value="1.3">
            <text:p>1.3</text:p>
          </table:table-cell>
          <table:table-cell office:value-type="float" office:value="1.2974922259354762">
            <text:p>1.2974922259354762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576">
            <text:p>T-4576</text:p>
          </table:table-cell>
          <table:table-cell office:value-type="float" office:value="70.7608386520406">
            <text:p>70.7608386520406</text:p>
          </table:table-cell>
          <table:table-cell office:value-type="float" office:value="23.1121953329166">
            <text:p>23.1121953329166</text:p>
          </table:table-cell>
          <table:table-cell office:value-type="float" office:value="3840.0">
            <text:p>384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05">
            <text:p>9.05</text:p>
          </table:table-cell>
          <table:table-cell office:value-type="float" office:value="1.13">
            <text:p>1.13</text:p>
          </table:table-cell>
          <table:table-cell office:value-type="float" office:value="1.1280279159948794">
            <text:p>1.1280279159948794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575">
            <text:p>T-4575</text:p>
          </table:table-cell>
          <table:table-cell office:value-type="float" office:value="70.7608386520406">
            <text:p>70.7608386520406</text:p>
          </table:table-cell>
          <table:table-cell office:value-type="float" office:value="23.1121953329166">
            <text:p>23.1121953329166</text:p>
          </table:table-cell>
          <table:table-cell office:value-type="float" office:value="2830.0">
            <text:p>283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05">
            <text:p>7.05</text:p>
          </table:table-cell>
          <table:table-cell office:value-type="float" office:value="1.13">
            <text:p>1.13</text:p>
          </table:table-cell>
          <table:table-cell office:value-type="float" office:value="1.1280279159948794">
            <text:p>1.1280279159948794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5131">
            <text:p>T-5131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4150.0">
            <text:p>4150.0</text:p>
          </table:table-cell>
          <table:table-cell office:value-type="float" office:value="160.0">
            <text:p>160.0</text:p>
          </table:table-cell>
          <table:table-cell office:value-type="string" office:value="fishbone">
            <text:p>fish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0.1">
            <text:p>10.1</text:p>
          </table:table-cell>
          <table:table-cell office:value-type="float" office:value="1.18">
            <text:p>1.18</text:p>
          </table:table-cell>
          <table:table-cell office:value-type="float" office:value="1.1753051624646635">
            <text:p>1.1753051624646635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848">
            <text:p>T-4848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3190.0">
            <text:p>319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6">
            <text:p>8.6</text:p>
          </table:table-cell>
          <table:table-cell office:value-type="float" office:value="1.13">
            <text:p>1.13</text:p>
          </table:table-cell>
          <table:table-cell office:value-type="float" office:value="1.1270153979991049">
            <text:p>1.1270153979991049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847">
            <text:p>T-4847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4160.0">
            <text:p>4160.0</text:p>
          </table:table-cell>
          <table:table-cell office:value-type="float" office:value="150.0">
            <text:p>15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">
            <text:p>8.1</text:p>
          </table:table-cell>
          <table:table-cell office:value-type="float" office:value="1.13">
            <text:p>1.13</text:p>
          </table:table-cell>
          <table:table-cell office:value-type="float" office:value="1.1270153979991049">
            <text:p>1.1270153979991049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339">
            <text:p>T-4339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4950.0">
            <text:p>4950.0</text:p>
          </table:table-cell>
          <table:table-cell office:value-type="float" office:value="200.0">
            <text:p>20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1">
            <text:p>10.1</text:p>
          </table:table-cell>
          <table:table-cell office:value-type="float" office:value="1.18">
            <text:p>1.18</text:p>
          </table:table-cell>
          <table:table-cell office:value-type="float" office:value="1.1753051624646635">
            <text:p>1.1753051624646635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338">
            <text:p>T-4338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4590.0">
            <text:p>4590.0</text:p>
          </table:table-cell>
          <table:table-cell office:value-type="float" office:value="180.0">
            <text:p>18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1">
            <text:p>10.1</text:p>
          </table:table-cell>
          <table:table-cell office:value-type="float" office:value="1.18">
            <text:p>1.18</text:p>
          </table:table-cell>
          <table:table-cell office:value-type="float" office:value="1.1753051624646635">
            <text:p>1.1753051624646635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336">
            <text:p>T-4336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4270.0">
            <text:p>427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.1">
            <text:p>11.1</text:p>
          </table:table-cell>
          <table:table-cell office:value-type="float" office:value="1.18">
            <text:p>1.18</text:p>
          </table:table-cell>
          <table:table-cell office:value-type="float" office:value="1.1804498510427668">
            <text:p>1.1804498510427668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114">
            <text:p>T-4114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4110.0">
            <text:p>4110.0</text:p>
          </table:table-cell>
          <table:table-cell office:value-type="float" office:value="210.0">
            <text:p>21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.6">
            <text:p>12.6</text:p>
          </table:table-cell>
          <table:table-cell office:value-type="float" office:value="1.19">
            <text:p>1.19</text:p>
          </table:table-cell>
          <table:table-cell office:value-type="float" office:value="1.188282916519922">
            <text:p>1.188282916519922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Ua-7103">
            <text:p>TUa-7103</text:p>
          </table:table-cell>
          <table:table-cell office:value-type="float" office:value="70.5633">
            <text:p>70.5633</text:p>
          </table:table-cell>
          <table:table-cell office:value-type="float" office:value="22.63">
            <text:p>22.63</text:p>
          </table:table-cell>
          <table:table-cell office:value-type="float" office:value="9719.0">
            <text:p>9719.0</text:p>
          </table:table-cell>
          <table:table-cell office:value-type="float" office:value="53.0">
            <text:p>53.0</text:p>
          </table:table-cell>
          <table:table-cell office:value-type="string" office:value="drepanocladus leaved stems">
            <text:p>drepanocladus leaved stem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7.02">
            <text:p>17.02</text:p>
          </table:table-cell>
          <table:table-cell office:value-type="float" office:value="1.3">
            <text:p>1.3</text:p>
          </table:table-cell>
          <table:table-cell office:value-type="float" office:value="1.295261911464333">
            <text:p>1.295261911464333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Ua-7106">
            <text:p>TUa-7106</text:p>
          </table:table-cell>
          <table:table-cell office:value-type="float" office:value="70.6167">
            <text:p>70.6167</text:p>
          </table:table-cell>
          <table:table-cell office:value-type="float" office:value="22.72">
            <text:p>22.72</text:p>
          </table:table-cell>
          <table:table-cell office:value-type="float" office:value="5689.0">
            <text:p>5689.0</text:p>
          </table:table-cell>
          <table:table-cell office:value-type="float" office:value="35.0">
            <text:p>35.0</text:p>
          </table:table-cell>
          <table:table-cell office:value-type="string" office:value="Piece of Betula twig">
            <text:p>Piece of Betula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03">
            <text:p>11.03</text:p>
          </table:table-cell>
          <table:table-cell office:value-type="float" office:value="1.3">
            <text:p>1.3</text:p>
          </table:table-cell>
          <table:table-cell office:value-type="float" office:value="1.2974922259354762">
            <text:p>1.2974922259354762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Ua-7108">
            <text:p>TUa-7108</text:p>
          </table:table-cell>
          <table:table-cell office:value-type="float" office:value="70.6167">
            <text:p>70.6167</text:p>
          </table:table-cell>
          <table:table-cell office:value-type="float" office:value="22.72">
            <text:p>22.72</text:p>
          </table:table-cell>
          <table:table-cell office:value-type="float" office:value="7238.0">
            <text:p>7238.0</text:p>
          </table:table-cell>
          <table:table-cell office:value-type="float" office:value="42.0">
            <text:p>42.0</text:p>
          </table:table-cell>
          <table:table-cell office:value-type="string" office:value="Juniper twig with bark">
            <text:p>Juniper twig with 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03">
            <text:p>11.03</text:p>
          </table:table-cell>
          <table:table-cell office:value-type="float" office:value="1.3">
            <text:p>1.3</text:p>
          </table:table-cell>
          <table:table-cell office:value-type="float" office:value="1.2974922259354762">
            <text:p>1.2974922259354762</text:p>
          </table:table-cell>
          <table:table-cell office:value-type="string" office:value="RomundsetEtal2011,CreelEtal2022">
            <text:p>RomundsetEtal2011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